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D000000FA1F272BAF.jpg" manifest:media-type="image/jpeg"/>
  <manifest:file-entry manifest:full-path="Pictures/10000000000002C50000018C04FCC877.jpg" manifest:media-type="image/jpeg"/>
  <manifest:file-entry manifest:full-path="Pictures/100000000000039000000064C86C9AFB.jpg" manifest:media-type="image/jpeg"/>
  <manifest:file-entry manifest:full-path="Pictures/10000000000001C1000000FA6D9E215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717171" draw:textarea-horizontal-align="left" draw:textarea-vertical-align="bottom" draw:auto-grow-height="true" draw:auto-grow-width="false" fo:min-height="1.06cm" fo:min-width="0cm" fo:padding-top="0cm" fo:padding-bottom="0cm" fo:padding-left="0cm" fo:padding-right="0cm" fo:wrap-option="wrap" draw:shadow-color="#b2b2b2"/>
    </style:style>
    <style:style style:name="pr2" style:family="presentation" style:parent-style-name="Title1-subtitle">
      <style:graphic-properties draw:stroke="none" draw:fill="none" draw:fill-color="#717171" draw:textarea-horizontal-align="left" draw:textarea-vertical-align="bottom" draw:auto-grow-height="true" draw:auto-grow-width="false" fo:min-height="0.777cm" fo:min-width="0cm" fo:padding-top="0cm" fo:padding-bottom="0cm" fo:padding-left="0cm" fo:padding-right="0cm" fo:wrap-option="wrap" draw:shadow-color="#b2b2b2"/>
    </style:style>
    <style:style style:name="pr3" style:family="presentation" style:parent-style-name="Title1-notes">
      <style:graphic-properties draw:fill-color="#ffffff" fo:min-height="11.431cm"/>
    </style:style>
    <style:style style:name="pr4" style:family="presentation" style:parent-style-name="Default-title">
      <style:graphic-properties draw:stroke="none" draw:fill="none" draw:fill-color="#717171" draw:textarea-horizontal-align="left" draw:textarea-vertical-align="bottom" draw:auto-grow-height="true" draw:auto-grow-width="false" fo:min-height="1.06cm" fo:min-width="0cm" fo:padding-top="0cm" fo:padding-bottom="0cm" fo:padding-left="0cm" fo:padding-right="0cm" fo:wrap-option="wrap" draw:shadow-color="#b2b2b2"/>
    </style:style>
    <style:style style:name="pr5" style:family="presentation" style:parent-style-name="Default-outline1">
      <style:graphic-properties draw:stroke="none" draw:fill="none" draw:fill-color="#717171" draw:textarea-horizontal-align="left" draw:textarea-vertical-align="top" draw:auto-grow-height="false" draw:auto-grow-width="false" draw:fit-to-size="shrink-to-fit" fo:min-height="10.117cm" fo:min-width="0cm" fo:padding-top="0cm" fo:padding-bottom="0cm" fo:padding-left="0cm" fo:padding-right="0cm" fo:wrap-option="wrap" draw:shadow-color="#b2b2b2"/>
    </style:style>
    <style:style style:name="pr6" style:family="presentation" style:parent-style-name="Default-notes">
      <style:graphic-properties draw:fill-color="#ffffff" fo:min-height="11.431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952cm" fo:margin-right="0cm" fo:text-indent="-0.952cm"/>
    </style:style>
    <style:style style:name="P4" style:family="paragraph">
      <style:paragraph-properties fo:margin-left="0cm" fo:margin-right="0cm" fo:margin-top="0.123cm" fo:margin-bottom="0cm" fo:text-indent="0cm"/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weight="bold" style:font-weight-asian="bold" style:font-weight-complex="bold"/>
    </style:style>
    <style:style style:name="T3" style:family="text">
      <style:text-properties fo:language="fr" fo:country="FR"/>
    </style:style>
    <style:style style:name="T4" style:family="text">
      <style:text-properties fo:color="#c50e1f" fo:language="fr" fo:country="FR"/>
    </style:style>
    <text:list-style style:name="L1">
      <text:list-level-style-number text:level="1" style:num-format="">
        <style:list-level-properties/>
        <style:text-properties fo:color="#c50e1f" fo:font-size="100%"/>
      </text:list-level-style-number>
    </text:list-style>
    <text:list-style style:name="L2">
      <text:list-level-style-number text:level="1" style:num-format="">
        <style:list-level-properties/>
        <style:text-properties fo:color="#717171" fo:font-size="100%"/>
      </text:list-level-style-number>
      <text:list-level-style-bullet text:level="2" text:bullet-char="–">
        <style:list-level-properties text:space-before="1.499cm" text:min-label-width="-0.229cm" text:min-label-distance="0.22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76cm" text:min-label-width="-0.136cm" text:min-label-distance="0.136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499cm" text:min-label-width="0.67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7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499cm" text:min-label-width="0.67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7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c50e1f" fo:font-size="100%"/>
      </text:list-level-style-number>
      <text:list-level-style-bullet text:level="2" text:bullet-char="–">
        <style:list-level-properties text:space-before="1.499cm" text:min-label-width="0.67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7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TITEL DER PRÄSENTATION ODER THEMA" draw:style-name="dp1" draw:master-page-name="Title1" presentation:presentation-page-layout-name="AL1T0">
        <draw:frame presentation:style-name="pr1" draw:text-style-name="P1" draw:layer="layout" svg:width="22.393cm" svg:height="2.117cm" svg:x="1.498cm" svg:y="12.58cm" presentation:class="title" presentation:user-transformed="true">
          <draw:text-box>
            <text:p>Extension and Evaluation of a Sequence Detection System in Wireless Sensor Networks</text:p>
          </draw:text-box>
        </draw:frame>
        <draw:frame presentation:style-name="pr2" draw:text-style-name="P1" draw:layer="layout" svg:width="22.393cm" svg:height="1.553cm" svg:x="1.498cm" svg:y="14.944cm" presentation:class="subtitle" presentation:user-transformed="true">
          <draw:text-box>
            <text:list text:style-name="L2">
              <text:list-header>
                <text:p text:style-name="P2">Moritz Schäfer</text:p>
              </text:list-header>
              <text:list-item>
                <text:p text:style-name="P2">Maximilian Gotthardt | Kommunikationstechnik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Hier steht ein Kurztitel" draw:style-name="dp3" draw:master-page-name="Default" presentation:presentation-page-layout-name="AL2T1">
        <draw:frame presentation:style-name="pr4" draw:text-style-name="P1" draw:layer="layout" svg:width="22.393cm" svg:height="1.06cm" svg:x="1.498cm" svg:y="4.769cm" presentation:class="title" presentation:user-transformed="true">
          <draw:text-box>
            <text:list text:style-name="L5">
              <text:list-header>
                <text:p text:style-name="P2">Hier steht ein Kurztitel</text:p>
              </text:list-header>
            </text:list>
          </draw:text-box>
        </draw:frame>
        <draw:frame presentation:style-name="pr5" draw:text-style-name="P1" draw:layer="layout" svg:width="22.393cm" svg:height="10.116cm" svg:x="1.498cm" svg:y="6.526cm" presentation:class="outline" presentation:user-transformed="true">
          <draw:text-box>
            <text:list text:style-name="L3">
              <text:list-header>
                <text:p text:style-name="P3"><text:span text:style-name="T1">Fließtext Blindtext arcilis ipsuntis mil il </text:span><text:span text:style-name="T2">Hervorhebung im Fließtext</text:span><text:span text:style-name="T1"> cupti qui blandig endella borehent, </text:span></text:p>
                <text:p text:style-name="P3"><text:span text:style-name="T1">aliciae labores molor sum fugiate cullatusam:</text:span></text:p>
                <text:p text:style-name="P3"><text:span text:style-name="T1"/></text:p>
              </text:list-header>
            </text:list>
            <text:list text:style-name="L4">
              <text:list-item>
                <text:list>
                  <text:list-item>
                    <text:p text:style-name="P4"><text:span text:style-name="T1">Kipitium quae quiatus andandunt landio et aut mi</text:span></text:p>
                  </text:list-item>
                  <text:list-item>
                    <text:p text:style-name="P4"><text:span text:style-name="T1">Neseque volenisci vellacearit harum velestis reicipis as ipsum quodicipsunt velectur</text:span></text:p>
                  </text:list-item>
                  <text:list-item>
                    <text:p text:style-name="P4"><text:span text:style-name="T1">Sunt alisinvel essi nia quam quid</text:span></text:p>
                  </text:list-item>
                  <text:list-item>
                    <text:p text:style-name="P4"><text:span text:style-name="T1">Eum dolupta turit, con nobis et volore, opta con corro doluptas dolupis doluptas dolu </text:span></text:p>
                  </text:list-item>
                  <text:list-item>
                    <text:p text:style-name="P4"><text:span text:style-name="T1">Ventore ntiusam aspelignim</text:span></text:p>
                  </text:list-item>
                  <text:list-item>
                    <text:p text:style-name="P4"><text:span text:style-name="T1">Volore dolecta turibus, quibea consequo experit aspero velluptas nos conseri orempos <text:s/></text:span></text:p>
                  </text:list-item>
                  <text:list-item>
                    <text:p text:style-name="P4"><text:span text:style-name="T1">Ad milliassi solorio molupta pe inciatiis eniet earu</text:span></text:p>
                  </text:list-item>
                </text:list>
              </text:list-item>
            </text:list>
            <text:list text:style-name="L3">
              <text:list-header>
                <text:p text:style-name="P3"><text:span text:style-name="T3"/></text:p>
              </text:list-header>
            </text:list>
            <text:list text:style-name="L5">
              <text:list-header>
                <text:p text:style-name="P3"><text:span text:style-name="T4">Hervorhebung als Fazit Blindtext suntis mil il moloribus cupti qui blandig endella borehent.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99cm" text:min-label-width="0.67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7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0.776cm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99cm" text:min-label-width="0.67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7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  <style:tab-stop style:position="23.221cm"/>
          <style:tab-stop style:position="25.7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68cm"/>
          <style:tab-stop style:position="4.308cm"/>
          <style:tab-stop style:position="6.848cm"/>
          <style:tab-stop style:position="9.388cm"/>
          <style:tab-stop style:position="11.928cm"/>
          <style:tab-stop style:position="14.468cm"/>
          <style:tab-stop style:position="17.008cm"/>
          <style:tab-stop style:position="19.548cm"/>
          <style:tab-stop style:position="22.08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717171" fo:font-size="100%"/>
          </text:list-level-style-number>
          <text:list-level-style-bullet text:level="2" text:bullet-char="–">
            <style:list-level-properties text:space-before="1.499cm" text:min-label-width="-0.229cm" text:min-label-distance="0.22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76cm" text:min-label-width="-0.136cm" text:min-label-distance="0.13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776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17171" style:text-outline="false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c50e1f" fo:font-size="100%"/>
          </text:list-level-style-number>
        </text:list-style>
      </style:graphic-properties>
      <style:paragraph-properties fo:margin-left="0cm" fo:margin-right="0cm" fo:margin-top="0cm" fo:margin-bottom="0cm" fo:line-height="1.058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c50e1f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717171" fo:font-size="100%"/>
          </text:list-level-style-number>
          <text:list-level-style-bullet text:level="2" text:bullet-char="–">
            <style:list-level-properties text:space-before="1.499cm" text:min-label-width="-0.229cm" text:min-label-distance="0.22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76cm" text:min-label-width="-0.136cm" text:min-label-distance="0.13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776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17171" style:text-outline="false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•">
            <style:list-level-properties/>
            <style:text-properties fo:font-family="Arial" style:font-family-generic="swiss" style:font-pitch="variable" fo:color="#717171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676cm" text:min-label-width="-0.136cm" text:min-label-distance="0.13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1.27cm" fo:margin-right="0cm" fo:margin-top="0.123cm" fo:margin-bottom="0cm" fo:line-height="100%" fo:text-align="center" fo:text-indent="0.229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123cm" fo:margin-bottom="0cm" fo:line-height="100%" fo:text-align="center" fo:text-indent="0.136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717171" draw:textarea-horizontal-align="left" draw:textarea-vertical-align="bottom" draw:auto-grow-height="true" draw:auto-grow-width="false" fo:min-height="0.777cm" fo:min-width="0cm" fo:padding-top="0cm" fo:padding-bottom="0cm" fo:padding-left="0cm" fo:padding-right="0cm" fo:wrap-option="wrap" draw:shadow-color="#b2b2b2">
        <text:list-style style:name="Title1-subtitle">
          <text:list-level-style-number text:level="1" style:num-format="">
            <style:list-level-properties/>
            <style:text-properties fo:color="#717171" fo:font-size="100%"/>
          </text:list-level-style-number>
          <text:list-level-style-bullet text:level="2" text:bullet-char="–">
            <style:list-level-properties text:space-before="1.499cm" text:min-label-width="-0.229cm" text:min-label-distance="0.22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76cm" text:min-label-width="-0.136cm" text:min-label-distance="0.13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776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17171" style:text-outline="false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717171" draw:textarea-horizontal-align="left" draw:textarea-vertical-align="bottom" draw:auto-grow-height="true" draw:auto-grow-width="false" fo:min-height="1.06cm" fo:min-width="0cm" fo:padding-top="0cm" fo:padding-bottom="0cm" fo:padding-left="0cm" fo:padding-right="0cm" fo:wrap-option="wrap" draw:shadow-color="#b2b2b2">
        <text:list-style style:name="Title1-title">
          <text:list-level-style-number text:level="1" style:num-format="">
            <style:list-level-properties/>
            <style:text-properties fo:color="#c50e1f" fo:font-size="100%"/>
          </text:list-level-style-number>
        </text:list-style>
      </style:graphic-properties>
      <style:paragraph-properties fo:margin-left="0cm" fo:margin-right="0cm" fo:margin-top="0cm" fo:margin-bottom="0cm" fo:line-height="1.058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c50e1f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-color="#b2b2b2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solid" svg:stroke-width="0.026cm" svg:stroke-color="#717171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b2b2b2"/>
    </style:style>
    <style:style style:name="Mpr1" style:family="presentation" style:parent-style-name="Default-backgroundobjects">
      <style:graphic-properties draw:stroke="none" draw:fill="none" draw:fill-color="#717171" draw:auto-grow-height="false" draw:auto-grow-width="false" fo:min-height="0.424cm" fo:min-width="0cm" fo:wrap-option="wrap"/>
    </style:style>
    <style:style style:name="Mpr2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language="de" fo:country="DE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drawooo:display="printer" svg:width="0.441cm" svg:height="0.441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2.393cm" svg:height="1.06cm" svg:x="1.498cm" svg:y="4.769cm" presentation:class="title" presentation:placeholder="true">
        <draw:text-box/>
      </draw:frame>
      <draw:frame presentation:style-name="Default-outline1" draw:layer="backgroundobjects" svg:width="22.393cm" svg:height="10.116cm" svg:x="1.498cm" svg:y="6.526cm" presentation:class="outline" presentation:placeholder="true">
        <draw:text-box/>
      </draw:frame>
      <draw:frame draw:style-name="Mgr4" draw:text-style-name="MP4" draw:layer="backgroundobjects" svg:width="3.801cm" svg:height="2.117cm" svg:x="20.091cm" svg:y="1.499cm">
        <draw:image xlink:href="Pictures/10000000000001C1000000FA6D9E2154.jpg" xlink:type="simple" xlink:show="embed" xlink:actuate="onLoad">
          <text:p/>
        </draw:image>
      </draw:frame>
      <draw:frame presentation:style-name="Mpr1" draw:layer="backgroundobjects" svg:width="18.402cm" svg:height="0.423cm" svg:x="1.499cm" svg:y="17.7cm" presentation:class="footer">
        <draw:text-box>
          <text:list text:style-name="ML1">
            <text:list-header>
              <text:p>Präsentationstitel Blindtext Lorem ipsum dolores | M. Mustermann | Anlass der Präsentation</text:p>
            </text:list-header>
          </text:list>
        </draw:text-box>
      </draw:frame>
      <draw:frame presentation:style-name="Mpr1" draw:layer="backgroundobjects" svg:width="18.402cm" svg:height="0.423cm" svg:x="1.499cm" svg:y="18.216cm" presentation:class="page-number">
        <draw:text-box>
          <text:list text:style-name="ML1">
            <text:list-header>
              <text:p><text:span text:style-name="MT1">Seite </text:span><text:span text:style-name="MT1"><text:page-number>&lt;number&gt;</text:page-number></text:span></text:p>
            </text:list-header>
          </text:list>
        </draw:text-box>
      </draw:frame>
      <draw:custom-shape draw:style-name="Mgr5" draw:text-style-name="MP3" draw:layer="backgroundobjects" svg:width="3.796cm" svg:height="1.2cm" svg:x="20.091cm" svg:y="17.44cm">
        <text:list text:style-name="ML1">
          <text:list-header>
            <text:p text:style-name="MP5"><text:span text:style-name="MT2">Dezentrales Logo</text:span></text:p>
            <text:p text:style-name="MP5"><text:span text:style-name="MT2">optional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19.306cm" svg:height="2.117cm" svg:x="0cm" svg:y="1.499cm">
        <draw:image xlink:href="Pictures/100000000000039000000064C86C9AFB.jpg" xlink:type="simple" xlink:show="embed" xlink:actuate="onLoad">
          <text:p/>
        </draw:image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frame draw:style-name="Mgr7" draw:text-style-name="MP8" draw:layer="backgroundobjects" svg:width="8.255cm" svg:height="1.27cm" svg:x="-0.001cm" svg:y="0cm" presentation:class="header">
          <draw:text-box>
            <text:list text:style-name="ML1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draw:style-name="Mgr8" draw:text-style-name="MP10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9" draw:text-style-name="MP8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draw:style-name="Mgr10" draw:text-style-name="MP10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393cm" svg:height="1.06cm" svg:x="1.498cm" svg:y="13.637cm" presentation:class="title" presentation:placeholder="true">
        <draw:text-box/>
      </draw:frame>
      <draw:frame presentation:style-name="Title1-subtitle" draw:layer="backgroundobjects" svg:width="22.393cm" svg:height="0.777cm" svg:x="1.498cm" svg:y="15.72cm" presentation:class="subtitle" presentation:placeholder="true">
        <draw:text-box/>
      </draw:frame>
      <draw:line draw:style-name="Mgr11" draw:text-style-name="MP4" draw:layer="backgroundobjects" svg:x1="1.499cm" svg:y1="17.044cm" svg:x2="23.892cm" svg:y2="17.044cm">
        <text:p/>
      </draw:line>
      <draw:frame draw:style-name="Mgr4" draw:text-style-name="MP4" draw:layer="backgroundobjects" svg:width="6.002cm" svg:height="3.352cm" svg:x="17.89cm" svg:y="1.499cm">
        <draw:image xlink:href="Pictures/10000000000002C50000018C04FCC877.jpg" xlink:type="simple" xlink:show="embed" xlink:actuate="onLoad">
          <text:p/>
        </draw:image>
      </draw:frame>
      <draw:custom-shape draw:style-name="Mgr3" draw:text-style-name="MP3" draw:layer="backgroundobjects" drawooo:display="printer" svg:width="0.441cm" svg:height="0.441cm" svg:x="0cm" svg:y="0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23.901cm" svg:height="6.35cm" svg:x="0cm" svg:y="6.35cm">
        <draw:image xlink:href="Pictures/10000000000003AD000000FA1F272BAF.jpg" xlink:type="simple" xlink:show="embed" xlink:actuate="onLoad">
          <text:p/>
        </draw:image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frame presentation:style-name="Mpr2" draw:text-style-name="MP8" draw:layer="backgroundobjects" svg:width="8.255cm" svg:height="1.27cm" svg:x="-0.001cm" svg:y="0cm" presentation:class="header">
          <draw:text-box>
            <text:list text:style-name="ML2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presentation:style-name="Mpr3" draw:text-style-name="MP10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4" draw:text-style-name="MP8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presentation:style-name="Mpr5" draw:text-style-name="MP10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creation-date>2014-11-15T12:06:31.635788711</meta:creation-date>
    <dc:date>2014-11-15T12:08:44.778501260</dc:date>
    <meta:editing-cycles>26</meta:editing-cycles>
    <meta:editing-duration>P0D</meta:editing-duration>
    <meta:document-statistic meta:object-count="47"/>
    <meta:generator>LibreOffice/4.2.7.2$Linux_X86_64 LibreOffice_project/420m0$Build-2</meta:generator>
  </office:meta>
</office:document-meta>
</file>